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62959" officeooo:paragraph-rsid="0017aa23" style:font-size-asian="13pt" style:font-size-complex="13pt"/>
    </style:style>
    <style:style style:name="P2" style:family="paragraph" style:parent-style-name="Standard">
      <style:text-properties fo:font-size="18pt" officeooo:rsid="001867e0" officeooo:paragraph-rsid="001867e0" style:font-size-asian="18pt" style:font-size-complex="18pt"/>
    </style:style>
    <style:style style:name="P3" style:family="paragraph" style:parent-style-name="Standard">
      <style:text-properties fo:font-size="18pt" officeooo:rsid="001867e0" officeooo:paragraph-rsid="0018c3bd" style:font-size-asian="18pt" style:font-size-complex="18pt"/>
    </style:style>
    <style:style style:name="P4" style:family="paragraph" style:parent-style-name="Standard">
      <style:text-properties fo:font-size="18pt" officeooo:rsid="001867e0" officeooo:paragraph-rsid="001e0e67" style:font-size-asian="18pt" style:font-size-complex="18pt"/>
    </style:style>
    <style:style style:name="P5" style:family="paragraph" style:parent-style-name="Standard">
      <style:text-properties fo:color="#000000" loext:opacity="100%" fo:font-size="15pt" fo:font-style="italic" officeooo:rsid="0017aa23" officeooo:paragraph-rsid="0017aa23" style:font-size-asian="15pt" style:font-style-asian="italic" style:font-size-complex="15pt" style:font-style-complex="italic"/>
    </style:style>
    <style:style style:name="P6" style:family="paragraph" style:parent-style-name="Standard">
      <style:text-properties fo:color="#000000" loext:opacity="100%" fo:font-size="15pt" officeooo:rsid="0017aa23" officeooo:paragraph-rsid="0018c3bd" style:font-size-asian="15pt" style:font-size-complex="15pt"/>
    </style:style>
    <style:style style:name="P7" style:family="paragraph" style:parent-style-name="Standard">
      <style:text-properties fo:color="#000000" loext:opacity="100%" fo:font-size="20pt" fo:font-weight="normal" officeooo:rsid="001e7591" officeooo:paragraph-rsid="001e7591" style:font-size-asian="17.5pt" style:font-weight-asian="normal" style:font-size-complex="20pt" style:font-weight-complex="normal"/>
    </style:style>
    <style:style style:name="P8" style:family="paragraph" style:parent-style-name="Standard">
      <style:text-properties fo:color="#000000" loext:opacity="100%" fo:font-size="18pt" officeooo:rsid="001867e0" officeooo:paragraph-rsid="001867e0" style:font-size-asian="18pt" style:font-size-complex="18pt"/>
    </style:style>
    <style:style style:name="P9" style:family="paragraph" style:parent-style-name="Standard">
      <style:text-properties fo:color="#000000" loext:opacity="100%" fo:font-size="18pt" officeooo:rsid="001867e0" officeooo:paragraph-rsid="001e0e67" style:font-size-asian="18pt" style:font-size-complex="18pt"/>
    </style:style>
    <style:style style:name="P10" style:family="paragraph" style:parent-style-name="Standard">
      <style:text-properties fo:color="#000000" loext:opacity="100%" fo:font-size="18pt" officeooo:rsid="001867e0" officeooo:paragraph-rsid="001f6206" style:font-size-asian="18pt" style:font-size-complex="18pt"/>
    </style:style>
    <style:style style:name="P11" style:family="paragraph" style:parent-style-name="Standard">
      <style:text-properties fo:color="#000000" loext:opacity="100%" fo:font-size="18pt" officeooo:rsid="0018c3bd" officeooo:paragraph-rsid="0018c3bd" style:font-size-asian="18pt" style:font-size-complex="18pt"/>
    </style:style>
    <style:style style:name="P12" style:family="paragraph" style:parent-style-name="Standard">
      <style:text-properties fo:color="#000000" loext:opacity="100%" fo:font-size="18pt" officeooo:rsid="002009c8" officeooo:paragraph-rsid="002009c8" style:font-size-asian="18pt" style:font-size-complex="18pt"/>
    </style:style>
    <style:style style:name="P13" style:family="paragraph" style:parent-style-name="Standard">
      <style:text-properties fo:color="#000000" loext:opacity="100%" fo:font-size="13pt" officeooo:rsid="001867e0" officeooo:paragraph-rsid="0018c3bd" style:font-size-asian="13pt" style:font-size-complex="13pt"/>
    </style:style>
    <style:style style:name="P14" style:family="paragraph" style:parent-style-name="Standard">
      <style:text-properties fo:color="#000000" loext:opacity="100%" fo:font-size="13pt" officeooo:rsid="001867e0" officeooo:paragraph-rsid="001e0e67" style:font-size-asian="13pt" style:font-size-complex="13pt"/>
    </style:style>
    <style:style style:name="P15" style:family="paragraph" style:parent-style-name="Standard">
      <style:text-properties fo:color="#000000" loext:opacity="100%" fo:font-size="13pt" officeooo:rsid="00162959" officeooo:paragraph-rsid="0018c3bd" style:font-size-asian="13pt" style:font-size-complex="13pt"/>
    </style:style>
    <style:style style:name="P16" style:family="paragraph" style:parent-style-name="Standard">
      <style:text-properties fo:color="#000000" loext:opacity="100%" fo:font-size="13pt" officeooo:rsid="00162959" officeooo:paragraph-rsid="001e0e67" style:font-size-asian="13pt" style:font-size-complex="13pt"/>
    </style:style>
    <style:style style:name="P17" style:family="paragraph" style:parent-style-name="Standard">
      <style:text-properties fo:color="#000000" loext:opacity="100%" fo:font-size="13pt" officeooo:rsid="00162959" officeooo:paragraph-rsid="001f6206" style:font-size-asian="13pt" style:font-size-complex="13pt"/>
    </style:style>
    <style:style style:name="P18" style:family="paragraph" style:parent-style-name="Standard">
      <style:paragraph-properties fo:break-before="page"/>
      <style:text-properties fo:color="#000000" loext:opacity="100%" fo:font-size="15pt" fo:font-style="italic" officeooo:rsid="0017aa23" officeooo:paragraph-rsid="0017aa23" style:font-size-asian="15pt" style:font-style-asian="italic" style:font-size-complex="15pt" style:font-style-complex="italic"/>
    </style:style>
    <style:style style:name="P19" style:family="paragraph" style:parent-style-name="Standard">
      <style:paragraph-properties fo:break-before="page"/>
      <style:text-properties fo:color="#000000" loext:opacity="100%" fo:font-size="15pt" fo:font-style="italic" officeooo:rsid="0017aa23" officeooo:paragraph-rsid="0018c3bd" style:font-size-asian="15pt" style:font-style-asian="italic" style:font-size-complex="15pt" style:font-style-complex="italic"/>
    </style:style>
    <style:style style:name="P20" style:family="paragraph" style:parent-style-name="Standard">
      <style:paragraph-properties fo:break-before="page"/>
      <style:text-properties fo:color="#000000" loext:opacity="100%" fo:font-size="15pt" fo:font-style="italic" officeooo:rsid="0017aa23" officeooo:paragraph-rsid="001e0e67" style:font-size-asian="15pt" style:font-style-asian="italic" style:font-size-complex="15pt" style:font-style-complex="italic"/>
    </style:style>
    <style:style style:name="P21" style:family="paragraph" style:parent-style-name="Standard">
      <style:text-properties fo:color="#000000" loext:opacity="100%" style:text-line-through-style="none" style:text-line-through-type="none" fo:font-size="20pt" fo:font-weight="normal" officeooo:rsid="001e7591" officeooo:paragraph-rsid="001e7591" style:font-size-asian="17.5pt" style:font-weight-asian="normal" style:font-size-complex="2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20pt" officeooo:rsid="00162959" officeooo:paragraph-rsid="00283908" style:font-size-asian="20pt" style:font-size-complex="20pt"/>
    </style:style>
    <style:style style:name="P23" style:family="paragraph" style:parent-style-name="Standard">
      <style:text-properties fo:color="#000000" loext:opacity="100%" fo:font-size="20pt" officeooo:rsid="00162959" officeooo:paragraph-rsid="0017aa23" style:font-size-asian="20pt" style:font-size-complex="20pt"/>
    </style:style>
    <style:style style:name="P24" style:family="paragraph" style:parent-style-name="Standard">
      <style:text-properties fo:color="#000000" loext:opacity="100%" fo:font-size="20pt" officeooo:rsid="00162959" officeooo:paragraph-rsid="00162959" style:font-size-asian="20pt" style:font-size-complex="20pt"/>
    </style:style>
    <style:style style:name="P25" style:family="paragraph" style:parent-style-name="Standard">
      <style:text-properties fo:color="#000000" loext:opacity="100%" fo:font-size="20pt" officeooo:rsid="00162959" officeooo:paragraph-rsid="00283908" style:font-size-asian="20pt" style:font-size-complex="20pt"/>
    </style:style>
    <style:style style:name="P26" style:family="paragraph" style:parent-style-name="Standard">
      <style:text-properties fo:color="#000000" loext:opacity="100%" fo:font-size="20pt" officeooo:rsid="00162959" officeooo:paragraph-rsid="00140b60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3pt" officeooo:rsid="00162959" officeooo:paragraph-rsid="00292085" style:font-size-asian="13pt" style:font-size-complex="13pt"/>
    </style:style>
    <style:style style:name="P28" style:family="paragraph" style:parent-style-name="Standard">
      <style:text-properties fo:color="#000000" loext:opacity="100%" fo:font-size="13pt" officeooo:rsid="00162959" officeooo:paragraph-rsid="001867e0" style:font-size-asian="13pt" style:font-size-complex="13pt"/>
    </style:style>
    <style:style style:name="P29" style:family="paragraph" style:parent-style-name="Standard">
      <style:text-properties fo:color="#000000" loext:opacity="100%" fo:font-size="13pt" officeooo:rsid="00162959" officeooo:paragraph-rsid="001f6206" style:font-size-asian="13pt" style:font-size-complex="13pt"/>
    </style:style>
    <style:style style:name="P30" style:family="paragraph" style:parent-style-name="Standard">
      <style:text-properties fo:color="#000000" loext:opacity="100%" fo:font-size="13pt" officeooo:rsid="00162959" officeooo:paragraph-rsid="00292085" style:font-size-asian="13pt" style:font-size-complex="13pt"/>
    </style:style>
    <style:style style:name="P31" style:family="paragraph" style:parent-style-name="Standard">
      <style:text-properties fo:color="#000000" loext:opacity="100%" style:text-line-through-style="solid" style:text-line-through-type="single" fo:font-size="20pt" fo:font-weight="normal" officeooo:rsid="001e7591" officeooo:paragraph-rsid="001e0e67" style:font-size-asian="17.5pt" style:font-weight-asian="normal" style:font-size-complex="20pt" style:font-weight-complex="normal"/>
    </style:style>
    <style:style style:name="P32" style:family="paragraph" style:parent-style-name="Standard">
      <style:text-properties fo:font-size="20pt" officeooo:rsid="00162959" officeooo:paragraph-rsid="00162959" style:font-size-asian="20pt" style:font-size-complex="20pt"/>
    </style:style>
    <style:style style:name="P33" style:family="paragraph" style:parent-style-name="Standard">
      <style:text-properties fo:font-size="20pt" officeooo:rsid="00162959" officeooo:paragraph-rsid="00283908" style:font-size-asian="20pt" style:font-size-complex="20pt"/>
    </style:style>
    <style:style style:name="P34" style:family="paragraph" style:parent-style-name="Standard">
      <style:text-properties fo:font-size="15pt" officeooo:rsid="00140b60" officeooo:paragraph-rsid="00283908" style:font-size-asian="15pt" style:font-size-complex="15pt"/>
    </style:style>
    <style:style style:name="P35" style:family="paragraph" style:parent-style-name="Standard">
      <style:text-properties fo:font-size="13pt" officeooo:rsid="00162959" officeooo:paragraph-rsid="001867e0" style:font-size-asian="13pt" style:font-size-complex="13pt"/>
    </style:style>
    <style:style style:name="P36" style:family="paragraph" style:parent-style-name="Standard">
      <style:text-properties fo:font-size="13pt" officeooo:rsid="00162959" officeooo:paragraph-rsid="00292085" style:font-size-asian="13pt" style:font-size-complex="13pt"/>
    </style:style>
    <style:style style:name="P37" style:family="paragraph" style:parent-style-name="Standard">
      <style:text-properties fo:font-size="13pt" officeooo:rsid="00140b60" officeooo:paragraph-rsid="00292085" style:font-size-asian="13pt" style:font-size-complex="13pt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2a6099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40" style:family="paragraph">
      <style:paragraph-properties fo:text-align="start"/>
    </style:style>
    <style:style style:name="P41" style:family="paragraph">
      <loext:graphic-properties draw:fill="none" draw:fill-color="#ffffff"/>
      <style:paragraph-properties fo:text-align="start" style:writing-mode="lr-tb"/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62959"/>
    </style:style>
    <style:style style:name="T3" style:family="text">
      <style:text-properties fo:color="#000000" loext:opacity="100%" officeooo:rsid="0017aa23"/>
    </style:style>
    <style:style style:name="T4" style:family="text">
      <style:text-properties fo:color="#000000" loext:opacity="100%" fo:font-size="20pt" officeooo:rsid="00162959" style:font-size-asian="20pt" style:font-size-complex="20pt"/>
    </style:style>
    <style:style style:name="T5" style:family="text">
      <style:text-properties fo:color="#000000" loext:opacity="100%" fo:font-size="20pt" officeooo:rsid="0017aa23" style:font-size-asian="20pt" style:font-size-complex="20pt"/>
    </style:style>
    <style:style style:name="T6" style:family="text">
      <style:text-properties fo:color="#000000" loext:opacity="100%" officeooo:rsid="0018c3bd"/>
    </style:style>
    <style:style style:name="T7" style:family="text">
      <style:text-properties fo:color="#000000" loext:opacity="100%" officeooo:rsid="001c6d83"/>
    </style:style>
    <style:style style:name="T8" style:family="text">
      <style:text-properties fo:color="#000000" loext:opacity="100%" officeooo:rsid="00283908"/>
    </style:style>
    <style:style style:name="T9" style:family="text">
      <style:text-properties fo:color="#000000" loext:opacity="100%" officeooo:rsid="00292085"/>
    </style:style>
    <style:style style:name="T10" style:family="text">
      <style:text-properties officeooo:rsid="0017aa23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1f6206"/>
    </style:style>
    <style:style style:name="T13" style:family="text">
      <style:text-properties officeooo:rsid="00204ea2"/>
    </style:style>
    <style:style style:name="T14" style:family="text">
      <style:text-properties officeooo:rsid="00219918"/>
    </style:style>
    <style:style style:name="T15" style:family="text">
      <style:text-properties officeooo:rsid="00283908"/>
    </style:style>
    <style:style style:name="T16" style:family="text">
      <style:text-properties officeooo:rsid="00292085"/>
    </style:style>
    <style:style style:name="T17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2a6099" loext:opacity="100%" fo:font-size="15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svg:stroke-color="#000000" draw:fill="none" draw:fill-color="#ffffff" draw:textarea-vertical-align="top" fo:min-height="17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top" fo:min-height="17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top" fo:min-height="17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top" fo:min-height="16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<text:span text:style-name="T13">er</text:span>minal</text:p>
      <text:p text:style-name="P26"><draw:frame text:anchor-type="paragraph" draw:z-index="0" draw:name="Forme1" draw:style-name="gr4" draw:text-style-name="P41" svg:width="12.568cm" svg:height="16.193cm" svg:x="13.035cm" svg:y="0.039cm"><draw:text-box><text:p text:style-name="P40"><text:span text:style-name="T19">L’apparence du sudoku avec les </text:span><text:span text:style-name="T19">coordonnées</text:span></text:p><text:p text:style-name="P40"><text:span text:style-name="T19"/></text:p><text:p text:style-name="P38"><text:span text:style-name="T18">0=vide</text:span></text:p><text:p text:style-name="P38"><text:span text:style-name="T18">| et <text:s/>- sont la pour la visibilité</text:span></text:p><text:p text:style-name="P38"><text:span text:style-name="T18"/></text:p></draw:text-box></draw:frame><text:span text:style-name="T5"/></text:p>
      <text:p text:style-name="P32"><text:span text:style-name="T1">0 0 0 | </text:span><text:span text:style-name="T8">9</text:span><text:span text:style-name="T1"> 0 0 | 0 0 0 </text:span></text:p>
      <text:p text:style-name="P32"><text:span text:style-name="T1">0 </text:span><text:span text:style-name="T8">6</text:span><text:span text:style-name="T1"> 0 | 0 </text:span><text:span text:style-name="T8">3</text:span><text:span text:style-name="T1"> </text:span><text:span text:style-name="T8">7</text:span><text:span text:style-name="T1"> | 0 0 0 </text:span></text:p>
      <text:p text:style-name="P32"><text:span text:style-name="T1">0 0 0 | 0 </text:span><text:span text:style-name="T8">7</text:span><text:span text:style-name="T1"> 0 | </text:span><text:span text:style-name="T8">2</text:span><text:span text:style-name="T1"> 0 0 </text:span></text:p>
      <text:p text:style-name="P23">----------------------</text:p>
      <text:p text:style-name="P32"><text:span text:style-name="T8">6</text:span><text:span text:style-name="T1"> 0 </text:span><text:span text:style-name="T8">4</text:span><text:span text:style-name="T1"> | 0 </text:span><text:span text:style-name="T8">9</text:span><text:span text:style-name="T1"> 0 | 0 0 </text:span><text:span text:style-name="T8">5</text:span><text:span text:style-name="T1"> </text:span></text:p>
      <text:p text:style-name="P32"><text:span text:style-name="T1">0 </text:span><text:span text:style-name="T8">5</text:span><text:span text:style-name="T1"> 0 | 0 0 0 | 0 </text:span><text:span text:style-name="T8">8</text:span><text:span text:style-name="T1"> 0 </text:span></text:p>
      <text:p text:style-name="P32"><text:span text:style-name="T1">0 0 </text:span><text:span text:style-name="T8">7</text:span><text:span text:style-name="T1"> | 0 </text:span><text:span text:style-name="T8">2</text:span><text:span text:style-name="T1"> </text:span><text:span text:style-name="T8">5</text:span><text:span text:style-name="T1"> | 0 </text:span><text:span text:style-name="T8">1</text:span><text:span text:style-name="T1"> 0 </text:span></text:p>
      <text:p text:style-name="P24">-----------------------</text:p>
      <text:p text:style-name="P32"><text:span text:style-name="T1">0 0 </text:span><text:span text:style-name="T8">3</text:span><text:span text:style-name="T1"> | </text:span><text:span text:style-name="T8">4</text:span><text:span text:style-name="T1"> </text:span><text:span text:style-name="T8">6</text:span><text:span text:style-name="T1"> 0 | 0 </text:span><text:span text:style-name="T8">2</text:span><text:span text:style-name="T1"> 0 </text:span></text:p>
      <text:p text:style-name="P32"><text:span text:style-name="T1">0 0 0 | 0 0 0 | 0 </text:span><text:span text:style-name="T8">7</text:span><text:span text:style-name="T1"> </text:span><text:span text:style-name="T8">4</text:span><text:span text:style-name="T1"> </text:span></text:p>
      <text:p text:style-name="P32"><text:span text:style-name="T1">0 </text:span><text:span text:style-name="T8">9</text:span><text:span text:style-name="T1"> 0 | 0 0 0 | </text:span><text:span text:style-name="T8">6</text:span><text:span text:style-name="T1"> 0 0 </text:span></text:p>
      <text:p text:style-name="P18"><draw:frame text:anchor-type="paragraph" draw:z-index="1" draw:name="Forme1_0" draw:style-name="gr3" draw:text-style-name="P39" svg:width="12.568cm" svg:height="17.144cm" svg:x="13.194cm" svg:y="-0.102cm"><draw:text-box><text:p text:style-name="P38"><text:span text:style-name="T19">Cas quant on met un chiffre</text:span></text:p><text:p text:style-name="P38"><text:span text:style-name="T18">- Affichage de la condition d’ârret</text:span></text:p><text:p text:style-name="P38"><text:span text:style-name="T18">(Mettre -1 lors d’un choix met fin au programme)</text:span></text:p><text:p text:style-name="P40"><text:span text:style-name="T18">- Demande de la colone , ligne et le chiffre</text:span></text:p><text:p text:style-name="P38"><text:span text:style-name="T18">-Affichage du sudoku avec le chiffre</text:span></text:p></draw:text-box></draw:frame>Terminal</text:p>
      <text:p text:style-name="P1"/>
      <text:p text:style-name="P2"><text:span text:style-name="T1">Mettre -1 met fin au programme après </text:span><text:span text:style-name="T6">l</text:span><text:span text:style-name="T7">es</text:span><text:span text:style-name="T6"> </text:span><text:span text:style-name="T1">saisie </text:span></text:p>
      <text:p text:style-name="P8">Choisissez une colone ? <text:span text:style-name="T16">3</text:span></text:p>
      <text:p text:style-name="P8">Choisissez une ligne ? <text:span text:style-name="T16">8</text:span></text:p>
      <text:p text:style-name="P8">Choisissez un chiffre entre 1 et 9 ? <text:span text:style-name="T16">6</text:span></text:p>
      <text:p text:style-name="P28"><text:span text:style-name="T3"/></text:p>
      <text:p text:style-name="P35"><text:span text:style-name="T1">0 0 0 | </text:span><text:span text:style-name="T8">9</text:span><text:span text:style-name="T1"> 0 0 | 0 0 0 </text:span></text:p>
      <text:p text:style-name="P35"><text:span text:style-name="T1">0 </text:span><text:span text:style-name="T8">6</text:span><text:span text:style-name="T1"> 0 | 0 </text:span><text:span text:style-name="T8">3</text:span><text:span text:style-name="T1"> </text:span><text:span text:style-name="T8">7</text:span><text:span text:style-name="T1"> | 0 0 0 </text:span></text:p>
      <text:p text:style-name="P35"><text:span text:style-name="T1">0 0 0 | 0 </text:span><text:span text:style-name="T8">1</text:span><text:span text:style-name="T1"> 0 | </text:span><text:span text:style-name="T8">2</text:span><text:span text:style-name="T1"> 0 0 </text:span></text:p>
      <text:p text:style-name="P28">-------+------+------</text:p>
      <text:p text:style-name="P35"><text:span text:style-name="T8">6</text:span><text:span text:style-name="T1"> 0 </text:span><text:span text:style-name="T8">4</text:span><text:span text:style-name="T1"> | 0 </text:span><text:span text:style-name="T8">9</text:span><text:span text:style-name="T1"> 0 | 0 0 </text:span><text:span text:style-name="T8">5</text:span><text:span text:style-name="T1"> </text:span></text:p>
      <text:p text:style-name="P35">5 <text:s text:c="2"/>| <text:span text:style-name="T1">0 </text:span><text:span text:style-name="T8">5</text:span><text:span text:style-name="T1"> 0 | </text:span><text:span text:style-name="T8">0</text:span><text:span text:style-name="T1"> 0 0 | 0 </text:span><text:span text:style-name="T8">8</text:span><text:span text:style-name="T1"> 0 </text:span></text:p>
      <text:p text:style-name="P35">6 <text:s text:c="2"/>| <text:span text:style-name="T1">0 0 </text:span><text:span text:style-name="T8">7</text:span><text:span text:style-name="T1"> | 0 </text:span><text:span text:style-name="T8">2</text:span><text:span text:style-name="T1"> </text:span><text:span text:style-name="T8">5</text:span><text:span text:style-name="T1"> | 0 </text:span><text:span text:style-name="T8">1</text:span><text:span text:style-name="T1"> 0 </text:span></text:p>
      <text:p text:style-name="P28"><text:s text:c="4"/>+-------+------+------</text:p>
      <text:p text:style-name="P35">7 <text:s text:c="2"/>| <text:span text:style-name="T1">0 0 </text:span><text:span text:style-name="T8">3</text:span><text:span text:style-name="T1"> | </text:span><text:span text:style-name="T8">4</text:span><text:span text:style-name="T1"> </text:span><text:span text:style-name="T8">6</text:span><text:span text:style-name="T1"> 0 | 0 </text:span><text:span text:style-name="T8">2</text:span><text:span text:style-name="T1"> 0 </text:span></text:p>
      <text:p text:style-name="P35"><text:span text:style-name="T10">8</text:span> <text:s text:c="2"/>| <text:span text:style-name="T1">0 0 </text:span><text:span text:style-name="T9">6</text:span><text:span text:style-name="T1"> | 0 0 0 | 0 </text:span><text:span text:style-name="T8">7</text:span><text:span text:style-name="T1"> </text:span><text:span text:style-name="T8">4</text:span><text:span text:style-name="T1"> </text:span></text:p>
      <text:p text:style-name="P28">9 <text:s text:c="2"/>| 0 <text:span text:style-name="T15">9</text:span> 0 | 0 0 0 | <text:span text:style-name="T15">6</text:span> 0 0 </text:p>
      <text:p text:style-name="P17"/>
      <text:p text:style-name="P19"><draw:frame text:anchor-type="paragraph" draw:z-index="2" draw:name="Forme1_1" draw:style-name="gr2" draw:text-style-name="P39" svg:width="12.568cm" svg:height="17.109cm" svg:x="13.194cm" svg:y="-0.041cm"><draw:text-box><text:p text:style-name="P38"><text:span text:style-name="T19">Cas quant il y a une mauvaisse saisie</text:span></text:p><text:p text:style-name="P38"><text:span text:style-name="T20">(que ça soit sur la colonne, la ligne ou sur le chiffre )</text:span></text:p><text:p text:style-name="P38"><text:span text:style-name="T18">- Affiche une erreur </text:span></text:p><text:p text:style-name="P38"><text:span text:style-name="T18">- Repose les question</text:span></text:p><text:p text:style-name="P38"><text:span text:style-name="T18">- Affichage du sudoku avec le chiffre</text:span></text:p></draw:text-box></draw:frame>Terminal</text:p>
      <text:p text:style-name="P6"/>
      <text:p text:style-name="P3"><text:span text:style-name="T1">Mettre -1 met fin au programme après </text:span><text:span text:style-name="T6">l</text:span><text:span text:style-name="T7">es</text:span><text:span text:style-name="T6"> </text:span><text:span text:style-name="T1">saisie </text:span></text:p>
      <text:p text:style-name="P3"><text:span text:style-name="T1">Choisissez une colone ? </text:span><text:span text:style-name="T6">8</text:span></text:p>
      <text:p text:style-name="P3"><text:span text:style-name="T1">Choisissez une ligne ? -</text:span><text:span text:style-name="T6">4</text:span></text:p>
      <text:p text:style-name="P3"><text:span text:style-name="T1">Choisissez un chiffre entre 1 et 9 ? </text:span><text:span text:style-name="T6">2</text:span></text:p>
      <text:p text:style-name="P11">Erreur dans la saisie</text:p>
      <text:p text:style-name="P11"/>
      <text:p text:style-name="P3"><text:span text:style-name="T1">Mettre -1 met fin au programme après </text:span><text:span text:style-name="T6">l</text:span><text:span text:style-name="T7">es</text:span><text:span text:style-name="T6"> </text:span><text:span text:style-name="T1">saisie </text:span></text:p>
      <text:p text:style-name="P3"><text:span text:style-name="T1">Choisissez une colone ? </text:span><text:span text:style-name="T9">1</text:span></text:p>
      <text:p text:style-name="P3"><text:span text:style-name="T1">Choisissez une ligne ? </text:span><text:span text:style-name="T9">9</text:span></text:p>
      <text:p text:style-name="P3"><text:span text:style-name="T1">Choisissez un chiffre entre 1 et 9 ? </text:span><text:span text:style-name="T9">5</text:span></text:p>
      <text:p text:style-name="P13"/>
      <text:p text:style-name="P37"><text:span text:style-name="T2"><text:s text:c="7"/></text:span><text:span text:style-name="T3">1 2 3 <text:s text:c="2"/>4 5 6 <text:s text:c="2"/>7 8 9 </text:span></text:p>
      <text:p text:style-name="P27"><text:s text:c="4"/>+-------+------+------</text:p>
      <text:p text:style-name="P36">1 <text:s text:c="2"/>| <text:span text:style-name="T1">0 0 0 | </text:span><text:span text:style-name="T8">9</text:span><text:span text:style-name="T1"> 0 0 | 0 0 0 </text:span></text:p>
      <text:p text:style-name="P36">2 <text:s text:c="2"/>| <text:span text:style-name="T1">0 </text:span><text:span text:style-name="T8">6</text:span><text:span text:style-name="T1"> 0 | 0 </text:span><text:span text:style-name="T8">3</text:span><text:span text:style-name="T1"> </text:span><text:span text:style-name="T8">7</text:span><text:span text:style-name="T1"> | 0 0 0 </text:span></text:p>
      <text:p text:style-name="P36">3 <text:s text:c="2"/>| <text:span text:style-name="T1">0 0 0 | 0 </text:span><text:span text:style-name="T8">1</text:span><text:span text:style-name="T1"> 0 | </text:span><text:span text:style-name="T8">2</text:span><text:span text:style-name="T1"> 0 0 </text:span></text:p>
      <text:p text:style-name="P30"><text:s text:c="4"/>+-------+------+------</text:p>
      <text:p text:style-name="P36">4 <text:s text:c="2"/>| <text:span text:style-name="T8">6</text:span><text:span text:style-name="T1"> 0 </text:span><text:span text:style-name="T8">4</text:span><text:span text:style-name="T1"> | 0 </text:span><text:span text:style-name="T8">9</text:span><text:span text:style-name="T1"> 0 | 0 0 </text:span><text:span text:style-name="T8">5</text:span><text:span text:style-name="T1"> </text:span></text:p>
      <text:p text:style-name="P36">5 <text:s text:c="2"/>| <text:span text:style-name="T1">0 </text:span><text:span text:style-name="T8">5</text:span><text:span text:style-name="T1"> 0 | </text:span><text:span text:style-name="T8">0</text:span><text:span text:style-name="T1"> 0 0 | 0 </text:span><text:span text:style-name="T8">8</text:span><text:span text:style-name="T1"> 0 </text:span></text:p>
      <text:p text:style-name="P36">6 <text:s text:c="2"/>| <text:span text:style-name="T1">0 0 </text:span><text:span text:style-name="T8">7</text:span><text:span text:style-name="T1"> | 0 </text:span><text:span text:style-name="T8">2</text:span><text:span text:style-name="T1"> </text:span><text:span text:style-name="T8">5</text:span><text:span text:style-name="T1"> | 0 </text:span><text:span text:style-name="T8">1</text:span><text:span text:style-name="T1"> 0 </text:span></text:p>
      <text:p text:style-name="P30"><text:s text:c="4"/>+-------+------+------</text:p>
      <text:p text:style-name="P36">7 <text:s text:c="2"/>| <text:span text:style-name="T1">0 0 </text:span><text:span text:style-name="T8">3</text:span><text:span text:style-name="T1"> | </text:span><text:span text:style-name="T8">4</text:span><text:span text:style-name="T1"> </text:span><text:span text:style-name="T8">6</text:span><text:span text:style-name="T1"> 0 | 0 </text:span><text:span text:style-name="T8">2</text:span><text:span text:style-name="T1"> 0 </text:span></text:p>
      <text:p text:style-name="P36"><text:span text:style-name="T10">8</text:span> <text:s text:c="2"/>| <text:span text:style-name="T1">0 0 </text:span><text:span text:style-name="T9">6</text:span><text:span text:style-name="T1"> | 0 0 0 | 0 </text:span><text:span text:style-name="T8">7</text:span><text:span text:style-name="T1"> </text:span><text:span text:style-name="T8">4</text:span><text:span text:style-name="T1"> </text:span></text:p>
      <text:p text:style-name="P30"><text:span text:style-name="T3">9 <text:s text:c="2"/>| </text:span><text:span text:style-name="T16">5</text:span><text:span text:style-name="T3"> </text:span><text:span text:style-name="T15">9</text:span><text:span text:style-name="T3"> 0 | 0 0 0 | </text:span><text:span text:style-name="T15">6</text:span><text:span text:style-name="T3"> 0 0 </text:span></text:p>
      <text:p text:style-name="P17"/>
      <text:p text:style-name="P20"><draw:frame text:anchor-type="paragraph" draw:z-index="3" draw:name="Forme1_2" draw:style-name="gr1" draw:text-style-name="P39" svg:width="12.568cm" svg:height="17.031cm" svg:x="13.194cm" svg:y="-0.044cm"><draw:text-box><text:p text:style-name="P38"><text:span text:style-name="T17">Cas quant l’emplacement et déjâ pris</text:span></text:p><text:p text:style-name="P38"><text:span text:style-name="T18">(Agis comme quant c’est un 0)</text:span></text:p><text:p text:style-name="P38"><text:span text:style-name="T18">- Affichage de la condition d’ârret</text:span></text:p><text:p text:style-name="P38"><text:span text:style-name="T18">- Demande de la colone , ligne et le chiffre</text:span></text:p><text:p text:style-name="P38"><text:span text:style-name="T18">-Affichage du sudoku avec le nouveau chiffre</text:span></text:p></draw:text-box></draw:frame>Terminal</text:p>
      <text:p text:style-name="P15"/>
      <text:p text:style-name="P4"><text:span text:style-name="T1">Mettre -1 met fin au programme après </text:span><text:span text:style-name="T6">l</text:span><text:span text:style-name="T7">es</text:span><text:span text:style-name="T6"> </text:span><text:span text:style-name="T1">saisie </text:span></text:p>
      <text:p text:style-name="P9">Choisissez une colone ? <text:span text:style-name="T16">1</text:span></text:p>
      <text:p text:style-name="P9">Choisissez une ligne ? <text:span text:style-name="T16">9</text:span></text:p>
      <text:p text:style-name="P9">Choisissez un chiffre entre 1 et 9 ? <text:span text:style-name="T16">4</text:span></text:p>
      <text:p text:style-name="P14"/>
      <text:p text:style-name="P37"><text:span text:style-name="T2"><text:s text:c="7"/></text:span><text:span text:style-name="T3">1 2 3 <text:s text:c="2"/>4 5 6 <text:s text:c="2"/>7 8 9 </text:span></text:p>
      <text:p text:style-name="P27"><text:s text:c="4"/>+-------+------+------</text:p>
      <text:p text:style-name="P36">1 <text:s text:c="2"/>| <text:span text:style-name="T1">0 0 0 | </text:span><text:span text:style-name="T8">9</text:span><text:span text:style-name="T1"> 0 0 | 0 0 0 </text:span></text:p>
      <text:p text:style-name="P36">2 <text:s text:c="2"/>| <text:span text:style-name="T1">0 </text:span><text:span text:style-name="T8">6</text:span><text:span text:style-name="T1"> 0 | 0 </text:span><text:span text:style-name="T8">3</text:span><text:span text:style-name="T1"> </text:span><text:span text:style-name="T8">7</text:span><text:span text:style-name="T1"> | 0 0 0 </text:span></text:p>
      <text:p text:style-name="P36">3 <text:s text:c="2"/>| <text:span text:style-name="T1">0 0 0 | 0 </text:span><text:span text:style-name="T8">1</text:span><text:span text:style-name="T1"> 0 | </text:span><text:span text:style-name="T8">2</text:span><text:span text:style-name="T1"> 0 0 </text:span></text:p>
      <text:p text:style-name="P30"><text:s text:c="4"/>+-------+------+------</text:p>
      <text:p text:style-name="P36">4 <text:s text:c="2"/>| <text:span text:style-name="T8">6</text:span><text:span text:style-name="T1"> 0 </text:span><text:span text:style-name="T8">4</text:span><text:span text:style-name="T1"> | 0 </text:span><text:span text:style-name="T8">9</text:span><text:span text:style-name="T1"> 0 | 0 0 </text:span><text:span text:style-name="T8">5</text:span><text:span text:style-name="T1"> </text:span></text:p>
      <text:p text:style-name="P36">5 <text:s text:c="2"/>| <text:span text:style-name="T1">0 </text:span><text:span text:style-name="T8">5</text:span><text:span text:style-name="T1"> 0 | </text:span><text:span text:style-name="T8">0</text:span><text:span text:style-name="T1"> 0 0 | 0 </text:span><text:span text:style-name="T8">8</text:span><text:span text:style-name="T1"> 0 </text:span></text:p>
      <text:p text:style-name="P36">6 <text:s text:c="2"/>| <text:span text:style-name="T1">0 0 </text:span><text:span text:style-name="T8">7</text:span><text:span text:style-name="T1"> | 0 </text:span><text:span text:style-name="T8">2</text:span><text:span text:style-name="T1"> </text:span><text:span text:style-name="T8">5</text:span><text:span text:style-name="T1"> | 0 </text:span><text:span text:style-name="T8">1</text:span><text:span text:style-name="T1"> 0 </text:span></text:p>
      <text:p text:style-name="P30"><text:s text:c="4"/>+-------+------+------</text:p>
      <text:p text:style-name="P36">7 <text:s text:c="2"/>| <text:span text:style-name="T1">0 0 </text:span><text:span text:style-name="T8">3</text:span><text:span text:style-name="T1"> | </text:span><text:span text:style-name="T8">4</text:span><text:span text:style-name="T1"> </text:span><text:span text:style-name="T8">6</text:span><text:span text:style-name="T1"> 0 | 0 </text:span><text:span text:style-name="T8">2</text:span><text:span text:style-name="T1"> 0 </text:span></text:p>
      <text:p text:style-name="P36"><text:span text:style-name="T10">8</text:span> <text:s text:c="2"/>| <text:span text:style-name="T1">0 0 </text:span><text:span text:style-name="T9">6</text:span><text:span text:style-name="T1"> | 0 0 0 | 0 </text:span><text:span text:style-name="T8">7</text:span><text:span text:style-name="T1"> </text:span><text:span text:style-name="T8">4</text:span><text:span text:style-name="T1"> </text:span></text:p>
      <text:p text:style-name="P30"><text:span text:style-name="T10">9 <text:s text:c="2"/>| </text:span><text:span text:style-name="T16">4</text:span><text:span text:style-name="T10"> </text:span><text:span text:style-name="T15">9</text:span><text:span text:style-name="T10"> 0 | 0 0 0 | </text:span><text:span text:style-name="T15">6</text:span><text:span text:style-name="T10"> 0 0 </text:span></text:p>
      <text:p text:style-name="P16"/>
      <text:p text:style-name="P16"/>
      <text:p text:style-name="P16"/>
      <text:p text:style-name="P16"/>
      <text:p text:style-name="P20"><draw:frame text:anchor-type="paragraph" draw:z-index="4" draw:name="Forme1_3" draw:style-name="gr1" draw:text-style-name="P39" svg:width="12.568cm" svg:height="17.031cm" svg:x="13.194cm" svg:y="0.018cm"><draw:text-box><text:p text:style-name="P38"><text:span text:style-name="T17">Quand victoire</text:span></text:p></draw:text-box></draw:frame>Terminal</text:p>
      <text:p text:style-name="P16"/>
      <text:p text:style-name="P34"><text:span text:style-name="T2"><text:s text:c="2"/></text:span><text:span text:style-name="T4"><text:s text:c="5"/></text:span><text:span text:style-name="T5">1 2 3 <text:s text:c="2"/>4 5 6 <text:s text:c="2"/>7 8 9 </text:span></text:p>
      <text:p text:style-name="P22"><text:s text:c="4"/>+-------+------+------</text:p>
      <text:p text:style-name="P33">1 <text:s text:c="2"/>| <text:span text:style-name="T9">1</text:span><text:span text:style-name="T1"> </text:span><text:span text:style-name="T9">3</text:span><text:span text:style-name="T1"> </text:span><text:span text:style-name="T9">8</text:span><text:span text:style-name="T1"> | </text:span><text:span text:style-name="T8">9</text:span><text:span text:style-name="T1"> </text:span><text:span text:style-name="T9">4</text:span><text:span text:style-name="T1"> </text:span><text:span text:style-name="T9">2</text:span><text:span text:style-name="T1"> | </text:span><text:span text:style-name="T9">5</text:span><text:span text:style-name="T1"> </text:span><text:span text:style-name="T9">6</text:span><text:span text:style-name="T1"> </text:span><text:span text:style-name="T9">7</text:span><text:span text:style-name="T1"> </text:span></text:p>
      <text:p text:style-name="P33">2 <text:s text:c="2"/>| <text:span text:style-name="T16">2</text:span><text:span text:style-name="T1"> </text:span><text:span text:style-name="T8">6</text:span><text:span text:style-name="T1"> </text:span><text:span text:style-name="T9">9</text:span><text:span text:style-name="T1"> | </text:span><text:span text:style-name="T9">5</text:span><text:span text:style-name="T1"> </text:span><text:span text:style-name="T8">3</text:span><text:span text:style-name="T1"> </text:span><text:span text:style-name="T8">7</text:span><text:span text:style-name="T1"> | </text:span><text:span text:style-name="T9">1</text:span><text:span text:style-name="T1"> </text:span><text:span text:style-name="T9">4</text:span><text:span text:style-name="T1"> </text:span><text:span text:style-name="T9">8</text:span><text:span text:style-name="T1"> </text:span></text:p>
      <text:p text:style-name="P33">3 <text:s text:c="2"/>| <text:span text:style-name="T16">7</text:span><text:span text:style-name="T1"> </text:span><text:span text:style-name="T9">4</text:span><text:span text:style-name="T1"> </text:span><text:span text:style-name="T9">5</text:span><text:span text:style-name="T1"> | </text:span><text:span text:style-name="T9">8</text:span><text:span text:style-name="T1"> </text:span><text:span text:style-name="T8">7</text:span><text:span text:style-name="T1"> </text:span><text:span text:style-name="T9">6</text:span><text:span text:style-name="T1"> | </text:span><text:span text:style-name="T8">2</text:span><text:span text:style-name="T1"> </text:span><text:span text:style-name="T9">9</text:span><text:span text:style-name="T1"> </text:span><text:span text:style-name="T9">3</text:span><text:span text:style-name="T1"> </text:span></text:p>
      <text:p text:style-name="P25"><text:s text:c="4"/>+-------+------+------</text:p>
      <text:p text:style-name="P33">4 <text:s text:c="2"/>| <text:span text:style-name="T8">6</text:span><text:span text:style-name="T1"> </text:span><text:span text:style-name="T9">2</text:span><text:span text:style-name="T1"> </text:span><text:span text:style-name="T8">4</text:span><text:span text:style-name="T1"> | </text:span><text:span text:style-name="T9">1</text:span><text:span text:style-name="T1"> </text:span><text:span text:style-name="T8">9</text:span><text:span text:style-name="T1"> </text:span><text:span text:style-name="T9">8</text:span><text:span text:style-name="T1"> | </text:span><text:span text:style-name="T9">7</text:span><text:span text:style-name="T1"> </text:span><text:span text:style-name="T9">3</text:span><text:span text:style-name="T1"> </text:span><text:span text:style-name="T8">5</text:span><text:span text:style-name="T1"> </text:span></text:p>
      <text:p text:style-name="P33">5 <text:s text:c="2"/>| <text:span text:style-name="T16">3</text:span><text:span text:style-name="T1"> </text:span><text:span text:style-name="T8">5</text:span><text:span text:style-name="T1"> </text:span><text:span text:style-name="T9">1</text:span><text:span text:style-name="T1"> | </text:span><text:span text:style-name="T9">6</text:span><text:span text:style-name="T1"> </text:span><text:span text:style-name="T9">7 4</text:span><text:span text:style-name="T1"> | </text:span><text:span text:style-name="T9">9</text:span><text:span text:style-name="T1"> </text:span><text:span text:style-name="T8">8</text:span><text:span text:style-name="T1"> </text:span><text:span text:style-name="T9">2</text:span><text:span text:style-name="T1"> </text:span></text:p>
      <text:p text:style-name="P33">6 <text:s text:c="2"/>| <text:span text:style-name="T16">9</text:span><text:span text:style-name="T1"> </text:span><text:span text:style-name="T9">8</text:span><text:span text:style-name="T1"> </text:span><text:span text:style-name="T8">7</text:span><text:span text:style-name="T1"> | </text:span><text:span text:style-name="T9">3</text:span><text:span text:style-name="T1"> </text:span><text:span text:style-name="T8">2</text:span><text:span text:style-name="T1"> </text:span><text:span text:style-name="T8">5</text:span><text:span text:style-name="T1"> | </text:span><text:span text:style-name="T9">4</text:span><text:span text:style-name="T1"> </text:span><text:span text:style-name="T8">1</text:span><text:span text:style-name="T1"> </text:span><text:span text:style-name="T9">6</text:span><text:span text:style-name="T1"> </text:span></text:p>
      <text:p text:style-name="P25"><text:s text:c="4"/>+-------+------+------</text:p>
      <text:p text:style-name="P33">7 <text:s text:c="2"/>| <text:span text:style-name="T16">5</text:span><text:span text:style-name="T1"> </text:span><text:span text:style-name="T9">7</text:span><text:span text:style-name="T1"> </text:span><text:span text:style-name="T8">3</text:span><text:span text:style-name="T1"> | </text:span><text:span text:style-name="T8">4</text:span><text:span text:style-name="T1"> </text:span><text:span text:style-name="T8">6</text:span><text:span text:style-name="T1"> </text:span><text:span text:style-name="T9">1</text:span><text:span text:style-name="T1"> | </text:span><text:span text:style-name="T9">8</text:span><text:span text:style-name="T1"> </text:span><text:span text:style-name="T8">2</text:span><text:span text:style-name="T1"> </text:span><text:span text:style-name="T9">9</text:span><text:span text:style-name="T1"> </text:span></text:p>
      <text:p text:style-name="P33"><text:span text:style-name="T10">8</text:span> <text:s text:c="2"/>| <text:span text:style-name="T16">8</text:span><text:span text:style-name="T1"> </text:span><text:span text:style-name="T9">1</text:span><text:span text:style-name="T1"> </text:span><text:span text:style-name="T9">6</text:span><text:span text:style-name="T1"> | </text:span><text:span text:style-name="T9">2</text:span><text:span text:style-name="T1"> </text:span><text:span text:style-name="T9">5</text:span><text:span text:style-name="T1"> </text:span><text:span text:style-name="T9">9</text:span><text:span text:style-name="T1"> | </text:span><text:span text:style-name="T9">3</text:span><text:span text:style-name="T1"> </text:span><text:span text:style-name="T8">7</text:span><text:span text:style-name="T1"> </text:span><text:span text:style-name="T8">4</text:span><text:span text:style-name="T1"> </text:span></text:p>
      <text:p text:style-name="P33"><text:span text:style-name="T3">9 <text:s text:c="2"/>| </text:span><text:span text:style-name="T9">4</text:span><text:span text:style-name="T3"> </text:span><text:span text:style-name="T8">9</text:span><text:span text:style-name="T3"> </text:span><text:span text:style-name="T9">2</text:span><text:span text:style-name="T3"> | </text:span><text:span text:style-name="T9">7</text:span><text:span text:style-name="T3"> </text:span><text:span text:style-name="T9">8</text:span><text:span text:style-name="T3"> </text:span><text:span text:style-name="T9">3</text:span><text:span text:style-name="T3"> | </text:span><text:span text:style-name="T8">6</text:span><text:span text:style-name="T3"> </text:span><text:span text:style-name="T9">5</text:span><text:span text:style-name="T3"> </text:span><text:span text:style-name="T9">1</text:span><text:span text:style-name="T3"> </text:span></text:p>
      <text:p text:style-name="P10"/>
      <text:p text:style-name="P12">Victoire !</text:p>
      <text:p text:style-name="P31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16:17:44.811465341</meta:creation-date>
    <dc:date>2023-10-20T11:25:47.037957879</dc:date>
    <meta:editing-duration>PT1H12M32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5" meta:paragraph-count="84" meta:word-count="744" meta:character-count="2207" meta:non-whitespace-character-count="1380"/>
  </office:meta>
</office:document-meta>
</file>